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font-weight="bold" style:font-weight-asian="bold" style:font-weight-complex="bold" style:use-window-font-color="true"/>
    </style:style>
    <style:style style:name="P10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0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5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6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7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8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9" style:parent-style-name="Standard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3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</office:automatic-styles>
  <office:body>
    <office:text text:use-soft-page-breaks="true">
      <text:h text:style-name="P1" text:outline-level="1">REGISTRO SOBRE ESTUDANTES DA SALA DE RECURSOS</text:h>
      <text:p text:style-name="P10">(Pais, responsáveis, professores, cuidadoria, assessoria, equipe diretiva, etc.)</text:p>
      <text:p text:style-name="P11">Ata nº _____/20_____</text:p>
      <text:p text:style-name="P12"/>
      <text:p text:style-name="Standard"><text:span text:style-name="T13">MOTIVO DA REUNIÃO:</text:span><text:span text:style-name="T14"><text:s text:c="31"/></text:span><text:span text:style-name="T15">DATA: ____________________</text:span></text:p>
      <text:p text:style-name="P16">( <text:s text:c="2"/>) Convocação da Equipe Diretiva <text:s text:c="8"/>( <text:s text:c="2"/>) Convocação da Coordenação</text:p>
      <text:p text:style-name="P17">( <text:s text:c="2"/>) Participação Voluntária <text:s text:c="21"/>( <text:s text:c="2"/>) Convocação da Sala de Recursos</text:p>
      <text:p text:style-name="P18">( <text:s text:c="2"/>) Convocação dos Professores</text:p>
      <text:p text:style-name="P19"/>
      <text:p text:style-name="P20">Estudante: ____________________________________ Turma: __________</text:p>
      <text:p text:style-name="P21"/>
      <text:p text:style-name="P22">Presentes na reunião:</text:p>
      <text:p text:style-name="P23">_____________________________________________________________________________________________________________________________________________________________________________________________</text:p>
      <text:p text:style-name="P24"/>
      <text:p text:style-name="P25">Descrição do motivo da reunião:</text:p>
      <text:p text:style-name="P26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7"/>
      <text:p text:style-name="P28">Encaminhamentos: <text:s/>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9"/>
      <text:soft-page-break/>
      <text:p text:style-name="Standard"><text:span text:style-name="T30">Assinatura dos presentes: ____________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164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8194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Cabeçalho" style:family="paragraph">
      <style:paragraph-properties fo:text-align="center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Cabeçalho" style:family="paragraph">
      <style:paragraph-properties fo:text-align="center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Cabeçalho" style:family="paragraph">
      <style:paragraph-properties fo:text-align="center"/>
    </style:style>
    <style:style style:name="P9" style:parent-style-name="Cabeçalho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text:span text:style-name="T3">GOVERNO DO ESTADO DA SECRETARIA DE EDUCAÇÃO</text:span></text:p>
        <text:p text:style-name="P4"><text:span text:style-name="T5">DIRETORIA DE ENSINO - REGIÃO XXXXX</text:span></text:p>
        <text:p text:style-name="P6"><text:span text:style-name="T7">ESCOLA ESTADUAL XXXXXXXXXXXX</text:span></text:p>
        <text:p text:style-name="P8">Rua XXXXXXX, 68 – Bairro – XXXXXXX</text:p>
        <text:p text:style-name="P9">ESTADO,CEP Tel: XXXXXXXX</text:p>
        <text:p text:style-name="Cabeçalho"/>
        <text:p text:style-name="Cabeçalho"/>
      </style:header>
      <style:footer>
        <text:p text:style-name="Rodapé"><draw:frame draw:style-name="a0" draw:name="Imagem 1" text:anchor-type="as-char" svg:x="0in" svg:y="0in" svg:width="1.03864in" svg:height="0.73428in" style:rel-width="scale" style:rel-height="scale"><draw:image xlink:href="media/image1.png" xlink:type="simple" xlink:show="embed" xlink:actuate="onLoad"/><svg:title/><svg:desc/></draw:frame>@AEEKETLYCRISTINN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a</meta:initial-creator>
    <dc:creator>ketly cristinne</dc:creator>
    <meta:creation-date>2025-01-05T04:23:00Z</meta:creation-date>
    <dc:date>2026-01-10T19:01:00Z</dc:date>
    <meta:template xlink:href="Normal" xlink:type="simple"/>
    <meta:editing-cycles>3</meta:editing-cycles>
    <meta:editing-duration>PT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56" meta:character-count="1640" meta:row-count="11" meta:non-whitespace-character-count="1387"/>
  </office:meta>
</office:document-meta>
</file>